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opacity-name="" draw:textarea-horizontal-align="justify" draw:textarea-vertical-align="middle" draw:auto-grow-height="false" fo:min-height="19.181cm" fo:min-width="7.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3465a4" draw:fill-color="#ef413d" draw:opacity="35%" draw:opacity-name="" draw:textarea-horizontal-align="justify" draw:textarea-vertical-align="middle" draw:auto-grow-height="false" fo:min-height="6.227cm" fo:min-width="7.12cm"/>
    </style:style>
    <style:style style:name="gr4" style:family="graphic" style:parent-style-name="standard">
      <style:graphic-properties svg:stroke-color="#3465a4" draw:fill-color="#74489d" draw:opacity="35%" draw:opacity-name="" draw:textarea-horizontal-align="justify" draw:textarea-vertical-align="middle" draw:auto-grow-height="false" fo:min-height="6.227cm" fo:min-width="7.12cm"/>
    </style:style>
    <style:style style:name="gr5" style:family="graphic" style:parent-style-name="standard">
      <style:graphic-properties svg:stroke-color="#3465a4" draw:fill-color="#e3d200" draw:opacity="35%" draw:opacity-name="" draw:textarea-horizontal-align="justify" draw:textarea-vertical-align="middle" draw:auto-grow-height="false" fo:min-height="6.227cm" fo:min-width="7.12cm"/>
    </style:style>
    <style:style style:name="gr6" style:family="graphic" style:parent-style-name="standard">
      <style:graphic-properties draw:fill="solid" draw:fill-color="#729fcf" draw:opacity="0%" draw:opacity-name="" draw:textarea-horizontal-align="justify" draw:textarea-vertical-align="middle" draw:auto-grow-height="false" fo:min-height="12.704cm" fo:min-width="7.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f413d" draw:opacity="35%"/>
      <style:paragraph-properties fo:text-align="center"/>
    </style:style>
    <style:style style:name="P4" style:family="paragraph">
      <loext:graphic-properties draw:fill-color="#74489d" draw:opacity="35%"/>
      <style:paragraph-properties fo:text-align="center"/>
    </style:style>
    <style:style style:name="P5" style:family="paragraph">
      <loext:graphic-properties draw:fill-color="#e3d200" draw:opacity="35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9.431cm" svg:x="2.016cm" svg:y="2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89cm" svg:height="0.962cm" svg:x="2.437cm" svg:y="1.254cm">
          <draw:text-box>
            <text:p>Campus 1</text:p>
          </draw:text-box>
        </draw:frame>
        <draw:frame draw:style-name="gr2" draw:text-style-name="P2" draw:layer="layout" svg:width="3.389cm" svg:height="0.962cm" svg:x="11.922cm" svg:y="1.054cm">
          <draw:text-box>
            <text:p>Campus 2</text:p>
          </draw:text-box>
        </draw:frame>
        <draw:custom-shape draw:style-name="gr3" draw:text-style-name="P3" draw:layer="layout" svg:width="7.62cm" svg:height="6.477cm" svg:x="2.016cm" svg:y="2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6.477cm" svg:x="2.016cm" svg:y="8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62cm" svg:height="6.477cm" svg:x="2.016cm" svg:y="14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62cm" svg:height="12.954cm" svg:x="11.414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6.477cm" svg:x="11.414cm" svg:y="1.8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6.477cm" svg:x="11.414cm" svg:y="8.36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.239cm" svg:height="3.095cm" svg:x="2.27cm" svg:y="4.048cm">
          <draw:text-box>
            <text:p><text:span text:style-name="T1">-40PC+10 Wifi users</text:span></text:p>
            <text:p>(browse web,sends</text:p>
            <text:p><text:s/>mail,file transfer)</text:p>
          </draw:text-box>
        </draw:frame>
        <draw:frame draw:style-name="gr7" draw:text-style-name="P2" draw:layer="layout" svg:width="7.239cm" svg:height="5.939cm" svg:x="2.27cm" svg:y="8.747cm">
          <draw:text-box>
            <text:p><text:span text:style-name="T1">-60 PC</text:span></text:p>
            <text:p>(database,use web and FTP)</text:p>
            <text:p><text:span text:style-name="T1">-4 DB server,</text:span></text:p>
            <text:p><text:span text:style-name="T1">-2 WebServer,</text:span></text:p>
            <text:p><text:span text:style-name="T1">-1 FileServer,</text:span></text:p>
            <text:p><text:span text:style-name="T1">-1 MailServer,</text:span></text:p>
            <text:p><text:span text:style-name="T1">-1 DNS Server</text:span></text:p>
          </draw:text-box>
        </draw:frame>
        <draw:frame draw:style-name="gr7" draw:text-style-name="P2" draw:layer="layout" svg:width="7.239cm" svg:height="3.095cm" svg:x="2.143cm" svg:y="16.621cm">
          <draw:text-box>
            <text:p><text:span text:style-name="T1">-100 PC users</text:span></text:p>
            <text:p>(browse web,sends</text:p>
            <text:p><text:s/>email and Receive email)</text:p>
          </draw:text-box>
        </draw:frame>
        <draw:frame draw:style-name="gr7" draw:text-style-name="P2" draw:layer="layout" svg:width="7.239cm" svg:height="3.095cm" svg:x="11.541cm" svg:y="3.54cm">
          <draw:text-box>
            <text:p><text:span text:style-name="T1">-40PC+5 Wifi users</text:span></text:p>
            <text:p>(browse web,sends</text:p>
            <text:p><text:s/>mail)</text:p>
          </draw:text-box>
        </draw:frame>
        <draw:frame draw:style-name="gr7" draw:text-style-name="P2" draw:layer="layout" svg:width="7.239cm" svg:height="4.517cm" svg:x="11.541cm" svg:y="9.97cm">
          <draw:text-box>
            <text:p><text:span text:style-name="T1">-80 PC users</text:span></text:p>
            <text:p>(using DB systems,Web API, File transfer) and <text:span text:style-name="T1">10 of workstations</text:span> use <text:span text:style-name="T1">VoIP</text:span> confere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7:47:11.007951769</meta:creation-date>
    <dc:date>2018-03-31T18:02:00.504209949</dc:date>
    <meta:editing-duration>PT4M19S</meta:editing-duration>
    <meta:editing-cycles>1</meta:editing-cycles>
    <meta:document-statistic meta:object-count="14"/>
    <meta:generator>LibreOffice/6.0.2.1.0$Linux_X86_64 LibreOffice_project/00m0$Build-1</meta:generator>
  </office:meta>
</office:document-meta>
</file>